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9cm" style:rel-column-width="7745*"/>
    </style:style>
    <style:style style:name="Tabella2.B" style:family="table-column">
      <style:table-column-properties style:column-width="1.984cm" style:rel-column-width="7650*"/>
    </style:style>
    <style:style style:name="Tabella2.C" style:family="table-column">
      <style:table-column-properties style:column-width="13.005cm" style:rel-column-width="50140*"/>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272cm" style:rel-column-width="62733*"/>
    </style:style>
    <style:style style:name="Tabella5.B" style:family="table-column">
      <style:table-column-properties style:column-width="0.727cm" style:rel-column-width="2802*"/>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0"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autospace="none">
        <style:tab-stops/>
      </style:paragraph-properties>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5" style:family="paragraph" style:parent-style-name="Standard">
      <style:paragraph-properties style:text-autospace="non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36" style:family="paragraph" style:parent-style-name="Standard">
      <style:paragraph-properties style:text-autospace="none"/>
      <style:text-properties style:font-name="Arial" fo:font-size="15pt" style:font-size-asian="15pt" style:font-size-complex="15pt"/>
    </style:style>
    <style:style style:name="P37"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8" style:family="paragraph" style:parent-style-name="Standard">
      <style:paragraph-properties fo:text-align="justify" style:justify-single-word="false"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44" style:family="paragraph" style:parent-style-name="Header">
      <style:paragraph-properties fo:text-align="center" style:justify-single-word="false"/>
      <style:text-properties fo:font-size="6pt" style:font-size-asian="6pt" style:font-size-complex="6pt"/>
    </style:style>
    <style:style style:name="P45" style:family="paragraph" style:parent-style-name="Table_20_Contents">
      <style:text-properties style:font-name="Arial" fo:font-weight="normal" style:font-weight-asian="normal" style:font-weight-complex="normal"/>
    </style:style>
    <style:style style:name="P46" style:family="paragraph" style:parent-style-name="Table_20_Contents">
      <style:paragraph-properties fo:text-align="end" style:justify-single-word="false"/>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15 <text:s/>Gennaio <text:s/>2008</text:p>
          </table:table-cell>
        </table:table-row>
        <table:table-row>
          <table:table-cell table:style-name="Tabella4.A2" office:value-type="string">
            <text:p text:style-name="P8">Documento interno – v1.1</text:p>
          </table:table-cell>
          <table:table-cell table:style-name="Tabella4.B2" office:value-type="string">
            <text:p text:style-name="P9">Norme_interne.pdf</text:p>
          </table:table-cell>
        </table:table-row>
      </table:table>
      <text:p text:style-name="P15"/>
      <text:p text:style-name="P15"/>
      <text:p text:style-name="P16">Redazione:</text:p>
      <text:p text:style-name="P19"><text:tab/><text:tab/><text:tab/>Luca Rubin</text:p>
      <text:p text:style-name="P21"/>
      <text:p text:style-name="P21">Revisione:<text:tab/></text:p>
      <text:p text:style-name="P19"><text:tab/><text:tab/><text:tab/></text:p>
      <text:p text:style-name="P21"/>
      <text:p text:style-name="P21">Approvazione:</text:p>
      <text:p text:style-name="P23"><text:tab/><text:tab/><text:tab/><text:tab/><text:tab/><text:tab/></text:p>
      <text:p text:style-name="P21"/>
      <text:p text:style-name="P21">Lista di distribuzione:</text:p>
      <text:p text:style-name="P19"><text:tab/><text:tab/><text:tab/><text:tab/><text:tab/><text:tab/>Stylosoft</text:p>
      <text:p text:style-name="P19"/>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1" office:value-type="string">
            <text:p text:style-name="P37">1.1</text:p>
          </table:table-cell>
          <table:table-cell table:style-name="Tabella2.B1" office:value-type="string">
            <text:p text:style-name="P37">15/01/08</text:p>
          </table:table-cell>
          <table:table-cell table:style-name="Tabella2.A1" office:value-type="string">
            <text:p text:style-name="P12">Aggiunto repository SVN</text:p>
          </table:table-cell>
        </table:table-row>
        <table:table-row>
          <table:table-cell table:style-name="Tabella2.A1" office:value-type="string">
            <text:p text:style-name="P37">1.0</text:p>
          </table:table-cell>
          <table:table-cell table:style-name="Tabella2.B1" office:value-type="string">
            <text:p text:style-name="P37">06/12/07</text:p>
          </table:table-cell>
          <table:table-cell table:style-name="Tabella2.A1" office:value-type="string">
            <text:p text:style-name="P12">Correzione errori vari grammaticali, aggiustamento indice</text:p>
          </table:table-cell>
        </table:table-row>
        <table:table-row>
          <table:table-cell table:style-name="Tabella2.A4" office:value-type="string">
            <text:p text:style-name="P25">0.2</text:p>
          </table:table-cell>
          <table:table-cell table:style-name="Tabella2.B4" office:value-type="string">
            <text:p text:style-name="P25">04/12/07</text:p>
          </table:table-cell>
          <table:table-cell table:style-name="Tabella2.B4" office:value-type="string">
            <text:p text:style-name="Table_20_Contents">Sistemazione indice e ampliamento punto 5</text:p>
          </table:table-cell>
        </table:table-row>
      </table:table>
      <text:p text:style-name="P17"/>
      <text:p text:style-name="P18"/>
      <text:p text:style-name="P20"/>
      <text:p text:style-name="P35"/>
      <text:p text:style-name="P36"/>
      <text:p text:style-name="P36"/>
      <text:p text:style-name="P36"/>
      <text:p text:style-name="P36"/>
      <text:p text:style-name="P36"/>
      <text:p text:style-name="P36"/>
      <text:p text:style-name="P36"><text:soft-page-break/></text:p>
      <text:p text:style-name="P36">Sommario</text:p>
      <text:p text:style-name="P32"/>
      <text:p text:style-name="P29"><text:tab/>Questo documento fissa le regole base che l'azienda intende seguire per comunicare con i soggetti interni ed esterni, regolando le modalità di stesura dei documenti, i programmi utilizzati, e le modalità di consegna.</text:p>
      <text:p text:style-name="P29"/>
      <text:p text:style-name="P28">Indice</text:p>
      <text:p text:style-name="P29"/>
      <table:table table:name="Tabella5" table:style-name="Tabella5">
        <table:table-column table:style-name="Tabella5.A"/>
        <table:table-column table:style-name="Tabella5.B"/>
        <table:table-row>
          <table:table-cell office:value-type="string">
            <text:p text:style-name="P29">1<text:tab/>Comunicazioni........................................................................................................</text:p>
            <text:p text:style-name="P29"><text:tab/>1.1<text:tab/>Interne.........................................................................................................</text:p>
            <text:p text:style-name="P29"><text:tab/>1.2<text:tab/>Esterne........................................................................................................</text:p>
            <text:p text:style-name="P29">2<text:tab/>Convocazioni ed incontri........................................................................................</text:p>
            <text:p text:style-name="P29">3<text:tab/>Gestione documenti ufficiali...................................................................................</text:p>
            <text:p text:style-name="P29"><text:tab/>3.1<text:tab/>Nominazione documenti..............................................................................</text:p>
            <text:p text:style-name="P29"><text:tab/>3.2<text:tab/>Interna.........................................................................................................</text:p>
            <text:p text:style-name="P29"><text:tab/>3.3<text:tab/>Esterna........................................................................................................</text:p>
            <text:p text:style-name="P29"><text:tab/>3.4<text:tab/>Template documenti....................................................................................</text:p>
            <text:p text:style-name="P29"><text:tab/>3.5<text:tab/>Approvazione documenti.............................................................................</text:p>
            <text:p text:style-name="P29"><text:tab/>3.6<text:tab/>Distribuzione documenti..............................................................................</text:p>
            <text:p text:style-name="P29">4<text:tab/>Versionamento.......................................................................................................</text:p>
            <text:p text:style-name="P29"><text:tab/>4.1<text:tab/>Connessione al repository...........................................................................</text:p>
            <text:p text:style-name="P29"><text:tab/>4.2<text:tab/>Utilizzo del repository..................................................................................</text:p>
            <text:p text:style-name="P29">5<text:tab/>Strumenti e ambienti di sviluppo............................................................................</text:p>
          </table:table-cell>
          <table:table-cell office:value-type="string">
            <text:p text:style-name="P10">3</text:p>
            <text:p text:style-name="P10">3</text:p>
            <text:p text:style-name="P10">3</text:p>
            <text:p text:style-name="P10">3</text:p>
            <text:p text:style-name="P10">3</text:p>
            <text:p text:style-name="P10">3</text:p>
            <text:p text:style-name="P10">4</text:p>
            <text:p text:style-name="P10">4</text:p>
            <text:p text:style-name="P10">4</text:p>
            <text:p text:style-name="P10">4</text:p>
            <text:p text:style-name="P10">4</text:p>
            <text:p text:style-name="P10">5</text:p>
            <text:p text:style-name="P10">5</text:p>
            <text:p text:style-name="P10">5</text:p>
            <text:p text:style-name="P10">5</text:p>
          </table:table-cell>
        </table:table-row>
      </table:table>
      <text:p text:style-name="P29"/>
      <text:p text:style-name="P38">1. Comunicazioni</text:p>
      <text:p text:style-name="P33"/>
      <text:p text:style-name="P33"><text:tab/><text:span text:style-name="T2">Modalità con cui vengono diffusi avvisi e comunicazioni all'interno e all'esterno del Team.</text:span></text:p>
      <text:p text:style-name="P33"/>
      <text:p text:style-name="P33"/>
      <text:p text:style-name="P33">1.1. Interne</text:p>
      <text:p text:style-name="P30"/>
      <text:p text:style-name="P30"><text:tab/>Ogni tipo di comunicazione e avviso interno all'azienda sarà notificato tramite posta elettronica a tutto il Team di sviluppo. Ciascuna di queste e-mail sarà mandata all'indirizzo pubblico dell'azienda alla quale ogni componente potrà accedere. L'oggetto dell'e-mail specificherà di volta in volta il tipo della comunicazione.</text:p>
      <text:p text:style-name="P33"/>
      <text:p text:style-name="P33"/>
      <text:p text:style-name="P33">1.2. Esterne</text:p>
      <text:p text:style-name="P33"/>
      <text:p text:style-name="P33"><text:span text:style-name="T3"><text:tab/>Le comunicazioni esterne dovranno essere effettuate 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text:s/>Con questo indirizzo di posta elettronica, il Committente potrà mettersi in contatto con ogni componente del gruppo in modo veloce e simultaneo. </text:span></text:p>
      <text:p text:style-name="P33"/>
      <text:p text:style-name="P26"/>
      <text:p text:style-name="P26">2. Convocazioni ed Incontri</text:p>
      <text:p text:style-name="P30"/>
      <text:p text:style-name="P30"><text:tab/>Tutte le convocazioni e gli incontri saranno segnalati tramite comunicazioni interne, secondo quanto stabilito al punto 1.1. Sono previsti due incontri settimanali per controllare lo stato di avanzamento dei lavori e per assegnare i compiti ai vari componenti del gruppo. Tali incontri sono fissati il lunedì e il mercoledì alle ore 14:30 in aula luf1 di Via Luzzati a Padova. </text:p>
      <text:p text:style-name="P30"/>
      <text:p text:style-name="P30"/>
      <text:p text:style-name="P26">3. Gestione dei documenti ufficiali</text:p>
      <text:p text:style-name="P33">3.1. Nominazione dei documenti</text:p>
      <text:p text:style-name="P30"/>
      <text:p text:style-name="P30"><text:tab/>Ogni documento dovrà essere archiviato specificando il tipo di documento sostituendo gli spazzi con “_”. Una volta approvati, i documenti dovranno essere convertiti in formato pdf.</text:p>
      <text:p text:style-name="P30"/>
      <text:p text:style-name="P30"><text:soft-page-break/></text:p>
      <text:p text:style-name="P33">3.2. Interna</text:p>
      <text:p text:style-name="P31"/>
      <text:p text:style-name="P33"><text:tab/><text:span text:style-name="T2">Internamente al Team, i documenti saranno disponibili presso il repository ufficiale all'indirizzo web: </text:span><text:a xlink:type="simple" xlink:href="http://sigem.googlecode.com/"><text:span text:style-name="T2">http://sigem.googlecode.com</text:span></text:a><text:span text:style-name="T2">. E' disponibile una comoda interfaccia web per l'esplorazione dei file, mentre per la loro gestione sarà possibile utilizzare un qualsiasi client SVN. Per chiarimenti sull'utilizzo si SubVersion vedere il punto 4 del presente documento.</text:span></text:p>
      <text:p text:style-name="P30"/>
      <text:p text:style-name="P30"/>
      <text:p text:style-name="P33">3.3. Esterna</text:p>
      <text:p text:style-name="P30"/>
      <text:p text:style-name="P26"><text:span text:style-name="T3"><text:tab/></text:span><text:span text:style-name="T2">Dall'esterno i documenti saranno resi noti con l'utilizzo del comando di consegna previsto dal corso. Tali documenti dovranno essere racchiusi in una cartella compressa. Tale cartella una volta decompressa, dovrà dare origine ad una cartella contenente tutti i file.</text:span></text:p>
      <text:p text:style-name="P30"/>
      <text:p text:style-name="P30"/>
      <text:p text:style-name="P33">3.4. Template dei documenti</text:p>
      <text:p text:style-name="P30"/>
      <text:p text:style-name="P31"><text:span text:style-name="T4"><text:tab/></text:span>Ogni documento dovrà attenersi allo schema riportato nel file “modello.odt” disponibile <text:s/>nel repository ufficiale del Team. Il corpo dei documenti dovrà essere redatto con carattere <text:s/>Arial 12. I titoli avranno dimensione 15 e sottotitoli dimensione 13. Dovranno <text:s/>essere indicati: data di redazione, nome e versione del documento, nome e cognome del redattore, nome e cognome del responsabile, nome e cognome del verificatore, lista di distribuzione, registro delle modifiche, sommario e indice.</text:p>
      <text:p text:style-name="P30"/>
      <text:p text:style-name="P30"/>
      <text:p text:style-name="P34">3.5. Approvazione documenti</text:p>
      <text:p text:style-name="P30"/>
      <text:p text:style-name="P26"><text:tab/><text:span text:style-name="T2">Ogni documento dovrà specificare la data e il nome del responsabile (per approvazione) e quello del verificatore (per revisione). Per ulteriori informazioni sulle modalità di verifica, consultare il documento “Piano_di_qualifica.pdf”.</text:span></text:p>
      <text:p text:style-name="P26"/>
      <text:p text:style-name="P26"/>
      <text:p text:style-name="P33">3.6. Distribuzione documenti</text:p>
      <text:p text:style-name="P33"/>
      <text:p text:style-name="P30"><text:tab/>I documenti saranno disponibili ai destinatari specificati nella lista di distribuzione tramite le modalità elencate nei punti 3.2 e 3.3 di questo documento.</text:p>
      <text:p text:style-name="P30"/>
      <text:p text:style-name="P30"><text:soft-page-break/></text:p>
      <text:p text:style-name="P26">4. Versionamento</text:p>
      <text:p text:style-name="P31"/>
      <text:p text:style-name="P31"><text:tab/>Ogni documento sarà dotato di un “registro delle modifiche” in cui saranno riportati i cambiamenti apportati in ordine di data decrescente. All'indirizzo web <text:a xlink:type="simple" xlink:href="http://sigem.googlecode.com/">http://sigem.googlecode.com</text:a> è presente un server SVN presso il quale saranno mantenuti i documenti generati dal Team. Ogni qualvolta uno di questi documenti sarà modificato, verrà assegnato un numero di revisione <text:s/>progressivo. Tramite questo numero sarà possibile l'esecuzione di operazioni di “rollback”.</text:p>
      <text:p text:style-name="P31"/>
      <text:p text:style-name="P31"/>
      <text:p text:style-name="P33">4.1 Connessione al repository</text:p>
      <text:p text:style-name="P31"/>
      <text:p text:style-name="P31"><text:tab/>Ogni componente del Team che voglia connettersi al repository ufficiale, dovrà dotarsi di un account Google. Fatto ciò, dovrà comunicare al amministratore il proprio username, perchè esso possa essere inserito tra i membri del repository. A questo punto basterà configurare il client SVN (es. NetBeans) seguendo la guida del produttore. Quando verrano richiesti i parametri di autenticazione si dovrà specificare come nome utente, lo username personale, in modo tale che ogni modifica al repository sia univocamente imputabile a uno dei componenti del Team.</text:p>
      <text:p text:style-name="P31"/>
      <text:p text:style-name="P31"/>
      <text:p text:style-name="P33">4.2 Utilizzo del repository</text:p>
      <text:p text:style-name="P31"/>
      <text:p text:style-name="P31"><text:tab/>La sincronizzazione dei file locali con i file del repository potrà avvenire con i comandi di update e commit, presenti in ogni client SVN. Con il primo comando si sincronizzano di file locali con i file (eventualmente modificati) presenti in remoto; le modifiche locali saranno ignorate. Con il comando commit si esegue l'operazione duale, cioè saranno le modifiche remote a essere ignorate. In entrambi i casi saranno conservati nel repository le due versioni identificate ciascuna da un numero univoco assegnato automaticamente dal server.</text:p>
      <text:p text:style-name="P31"/>
      <text:p text:style-name="P31"/>
      <text:p text:style-name="P27">5. Strumenti e ambienti di sviluppo</text:p>
      <text:p text:style-name="P31"/>
      <text:p text:style-name="P31"><text:tab/>Per la redazione dei documenti si utilizzerà OpenOffice2 in ambiente Linux o Windows. L'ambiente di sviluppo utilizzato per la codifica e la progettazione sarà NetBeans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15/01/08</text:p>
            </table:table-cell>
            <table:table-cell table:style-name="Tabella3.B1" office:value-type="string">
              <text:p text:style-name="P8">Pagina <text:page-number text:select-page="current">5</text:page-number> di <text:page-count>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15T21:28:35</dc:date>
    <meta:print-date>2005-11-30T16:25:56</meta:print-date>
    <meta:editing-cycles>318</meta:editing-cycles>
    <meta:editing-duration>P1DT6H19M52S</meta:editing-duration>
    <meta:user-defined meta:name="Info 1"/>
    <meta:user-defined meta:name="Info 2"/>
    <meta:user-defined meta:name="Info 3"/>
    <meta:user-defined meta:name="Info 4"/>
    <meta:document-statistic meta:table-count="5" meta:image-count="1" meta:object-count="0" meta:page-count="5" meta:paragraph-count="99" meta:word-count="900" meta:character-count="7517"/>
  </office:meta>
</office:document-meta>
</file>